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c7832"/>
    </style:style>
    <style:style style:name="T8" style:family="text">
      <style:text-properties fo:color="#cc7832" fo:font-weight="normal" style:font-weight-asian="normal" style:font-weight-complex="normal"/>
    </style:style>
    <style:style style:name="T9" style:family="text">
      <style:text-properties fo:color="#cc7832" style:font-name="JetBrains Mono"/>
    </style:style>
    <style:style style:name="T10" style:family="text">
      <style:text-properties style:font-name="JetBrains Mono"/>
    </style:style>
    <style:style style:name="T11" style:family="text">
      <style:text-properties style:font-name="JetBrains Mono" fo:font-style="italic"/>
    </style:style>
    <style:style style:name="T12" style:family="text">
      <style:text-properties fo:color="#9876aa" style:font-name="JetBrains Mono"/>
    </style:style>
    <style:style style:name="T13" style:family="text">
      <style:text-properties fo:color="#6a8759" style:font-name="JetBrains Mono"/>
    </style:style>
    <style:style style:name="T14" style:family="text">
      <style:text-properties fo:color="#629755"/>
    </style:style>
    <style:style style:name="T15" style:family="text">
      <style:text-properties fo:color="#629755" style:font-name="JetBrains Mono" fo:font-style="italic"/>
    </style:style>
    <style:style style:name="T16" style:family="text">
      <style:text-properties fo:color="#629755" style:font-name="JetBrains Mono" fo:font-style="italic" fo:font-weight="bold"/>
    </style:style>
    <style:style style:name="T17" style:family="text">
      <style:text-properties fo:color="#ffc66d" style:font-name="JetBrains Mono"/>
    </style:style>
    <style:style style:name="T18" style:family="text">
      <style:text-properties fo:color="#6897bb"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frame: Title ”Tic-tac-toe”<text:line-break/>JPanel: knappar? Jtable? Ej i scroll; Vilken resolution? Hämta fullscreen<text:line-break/>Dialogfönster? Button-addbutton for adding players<text:line-break/>Input med spelarnamn? TextField? Spelarklass def</text:p>
      <text:p text:style-name="Standard">Jdialog, använd ImageIcon <text:line-break/>Interfaces?<text:line-break/><text:line-break/><text:line-break/>Action-listeners; Klick? Keypress med index? Olika game-modes där?<text:line-break/><text:line-break/>Bäst av-funktion (Du får ut vinnaren av ett visst antal spel)<text:line-break/>Du klickar på en och den switchar 2 andra lite Rubiks kub-vibe, mer komplicerade rörelsemönster<text:line-break/><text:line-break/><text:line-break/><text:line-break/><text:line-break/>Gör UML? → Skriv ut klass-specifikation ordentligt<text:line-break/><text:line-break/>Player → Datorspelare och HumanPlayer: Arvsstruktur (ÄR)*<text:line-break/><text:line-break/>Player {<text:line-break/>String name;<text:line-break/>int[][] activeCoordinates;<text:line-break/>Player(inGrejer){<text:line-break/>Randomisera om den är x eller o, typ greja en char[2] xorO = {'X', 'O'}; och sen <text:line-break/>//while(!seriesOfGamesIsOver){<text:line-break/>//Så alltså innan inledning av spel förldelas x/o genom<text:line-break/>int index = randomGen.nextInt(0,2);<text:line-break/>player1.setxorO(xorO[index]);<text:line-break/>//if index = 0 then 1-0 = 1, if index = 1 then 1-1 = 0.<text:line-break/>player2.setxorO(xorO[1-index]);<text:line-break/><text:line-break/><text:line-break/>while(!gameIsOver){<text:line-break/><text:line-break/><text:line-break/><text:line-break/><text:line-break/><text:line-break/><text:line-break/><text:line-break/>}<text:line-break/><text:line-break/>}<text:line-break/><text:line-break/>makeMove(PlayingField){<text:line-break/>Kommer behöva någon modulus-shit <text:line-break/><text:line-break/>}<text:line-break/>Ett spelfield har spelare<text:line-break/>Spelare kommer behöva metoder för att göra <text:s/>drag<text:line-break/>Layoutmanager (borderlayout)<text:line-break/><text:soft-page-break/>håll den i centern pga vi vill ge den extra space<text:line-break/><text:line-break/><text:line-break/>Vi kommer behöva en spelplan. Den ska kolla av om den sista aktionen ledde till vinst eller inte → Bara kolla den → Posta också?<text:line-break/><text:line-break/>Logik: Vi kan bara kolla om det finns någon på var sin sida om, vi kan lägga en boolean på varje plats → Koppla till while.-sats → Vi hade kunnat göra en for-sats som kollar för varje <text:line-break/><text:line-break/><text:line-break/>AI-tankar: Kolla 2 random, <text:span text:style-name="T1">möjliga</text:span><text:span text:style-name="T2"> drag. Schackdator-metoden. Evaluera bästa.<text:line-break/>(II) gör </text:span><text:span text:style-name="T3">näst-bästa</text:span><text:span text:style-name="T4"> draget?? Speltesta. Kolla faktorer för hur stark ett ”save-state”<text:line-break/>Annars måste vi börja tänka på hur spelet fungerar, tänk på det som matris. Vad kan vi göra för regler? </text:span><text:line-break/><text:line-break/><text:line-break/>Datastrukturellt?<text:line-break/>Vi hade kunnat ha en snapshot genom att ha all historik i en array (för varje runda så hade det motsvarat en index i array du vet enligt tidigare)<text:line-break/><text:line-break/>Abstrakt klass:<text:line-break/>En klass som ryggradsdjur(Föräldraklass), varje ryggradsdjur <text:span text:style-name="T5">är</text:span><text:span text:style-name="T6"> en typ av djur som instantierar som t.ex Noshörning etc (barnklasser)</text:span></text:p>
      <text:p text:style-name="Standard"><text:span text:style-name="T6">((Var ska vi komma åt det, vad är det (orden abstrakt och klass) och namn på denna. Först vad sen namn)<text:line-break/><text:line-break/>Protected: Kan kommas åt i barnklasser och i egna klassen men inte public</text:span></text:p>
      <text:p text:style-name="Standard"><text:span text:style-name="T6"/></text:p>
      <text:p text:style-name="Standard"><text:span text:style-name="T6"/></text:p>
      <text:p text:style-name="Preformatted_20_Text">public abstract class Ship {</text:p>
      <text:p text:style-name="Preformatted_20_Text"><text:s text:c="4"/>protected final String[] allShipTypes = {"Submarine","Torpedoship","Cruiser","Battle-cruiser"};</text:p>
      <text:p text:style-name="Preformatted_20_Text"><text:s text:c="4"/>protected Point[] shipCoordinates;</text:p>
      <text:p text:style-name="Preformatted_20_Text"><text:s text:c="4"/>protected String shipType;</text:p>
      <text:p text:style-name="Preformatted_20_Text">/** Is responsible for putting all ships in a collection (fleet), helps initiate ships and gather common operations</text:p>
      <text:p text:style-name="Preformatted_20_Text"><text:s/>* for the ship-subclasses.</text:p>
      <text:p text:style-name="Preformatted_20_Text"><text:s/>*/</text:p>
      <text:p text:style-name="Preformatted_20_Text"><text:s text:c="4"/>/** Creates a ship, sets shipCoordinatesIn as shipCoordinates and accounts for ship-type*/</text:p>
      <text:p text:style-name="Preformatted_20_Text"><text:s text:c="4"/>protected Ship(Point[] shipCoordinatesIn){</text:p>
      <text:p text:style-name="Preformatted_20_Text"><text:s text:c="8"/>shipCoordinates = shipCoordinatesIn;</text:p>
      <text:p text:style-name="Preformatted_20_Text"><text:s text:c="8"/>switch(shipCoordinates.length){</text:p>
      <text:p text:style-name="Preformatted_20_Text"><text:s text:c="12"/>case 1: shipType = allShipTypes[0];break;</text:p>
      <text:p text:style-name="Preformatted_20_Text"><text:s text:c="12"/>case 2: shipType = allShipTypes[1]; break;</text:p>
      <text:p text:style-name="Preformatted_20_Text"><text:s text:c="12"/>case 3: shipType = allShipTypes[2]; break;</text:p>
      <text:p text:style-name="Preformatted_20_Text"><text:s text:c="12"/>case 4: shipType = allShipTypes[3];break;</text:p>
      <text:p text:style-name="Preformatted_20_Text"><text:s text:c="8"/>}</text:p>
      <text:p text:style-name="Preformatted_20_Text"><text:s text:c="4"/>}</text:p>
      <text:p text:style-name="Preformatted_20_Text"><text:s text:c="4"/>/**This operation returns a point-array containing the coordinates for the ship.</text:p>
      <text:p text:style-name="Preformatted_20_Text"><text:s text:c="5"/>*</text:p>
      <text:p text:style-name="Preformatted_20_Text"><text:s text:c="5"/>*</text:p>
      <text:p text:style-name="Preformatted_20_Text"><text:s text:c="5"/>*</text:p>
      <text:p text:style-name="Preformatted_20_Text"><text:s text:c="5"/>*</text:p>
      <text:p text:style-name="Preformatted_20_Text"><text:s text:c="5"/>* @return</text:p>
      <text:p text:style-name="Preformatted_20_Text"><text:s text:c="5"/>*/</text:p>
      <text:p text:style-name="Preformatted_20_Text"><text:soft-page-break/><text:s text:c="4"/>protected Point[] getShipCoordinates(){</text:p>
      <text:p text:style-name="Preformatted_20_Text"><text:s text:c="8"/>Point[] pReturn = shipCoordinates;</text:p>
      <text:p text:style-name="Preformatted_20_Text"><text:s text:c="8"/>return pReturn;</text:p>
      <text:p text:style-name="Preformatted_20_Text"><text:s text:c="4"/>}</text:p>
      <text:p text:style-name="Preformatted_20_Text"><text:s text:c="4"/>/**This operation will return the type of the ship (Submarine, cruiser...etc)</text:p>
      <text:p text:style-name="Preformatted_20_Text"><text:s text:c="5"/>* will be useful when we register a hit -&gt; The type of ship must be mentioned</text:p>
      <text:p text:style-name="Preformatted_20_Text"><text:s text:c="5"/>*</text:p>
      <text:p text:style-name="Preformatted_20_Text"><text:s text:c="5"/>* @return String shipType</text:p>
      <text:p text:style-name="Preformatted_20_Text"><text:s text:c="5"/>*/</text:p>
      <text:p text:style-name="Preformatted_20_Text"><text:s text:c="4"/>protected String getShipType(){</text:p>
      <text:p text:style-name="Preformatted_20_Text"><text:s text:c="8"/>String s = shipType;</text:p>
      <text:p text:style-name="Preformatted_20_Text"><text:s text:c="8"/>return s;</text:p>
      <text:p text:style-name="Preformatted_20_Text"><text:s text:c="4"/>}</text:p>
      <text:p text:style-name="Preformatted_20_Text"><text:s text:c="4"/>/**This operation will allow players to set a position for their ship in the first round, specified</text:p>
      <text:p text:style-name="Preformatted_20_Text"><text:s text:c="5"/>in each of the subclasses */</text:p>
      <text:p text:style-name="Preformatted_20_Text"><text:s text:c="4"/>public abstract void setPosition(Point[] shipCoordinatesIn);</text:p>
      <text:p text:style-name="Preformatted_20_Text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B</meta:initial-creator>
    <meta:creation-date>2023-11-20T13:42:21</meta:creation-date>
    <meta:document-statistic meta:table-count="0" meta:image-count="0" meta:object-count="0" meta:page-count="3" meta:paragraph-count="44" meta:word-count="537" meta:character-count="3831"/>
    <dc:date>2023-11-21T18:39:12</dc:date>
    <dc:creator>Sam B</dc:creator>
    <meta:editing-duration>PT2H39M25S</meta:editing-duration>
    <meta:editing-cycles>1</meta:editing-cycles>
    <meta:generator>OpenOffice/4.1.13$Unix OpenOffice.org_project/4113m1$Build-9810</meta:generator>
  </office:meta>
</office:document-meta>
</file>